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648" officeooo:paragraph-rsid="000dd648"/>
    </style:style>
    <style:style style:name="P2" style:family="paragraph" style:parent-style-name="Standard">
      <style:text-properties officeooo:rsid="000e2a9f" officeooo:paragraph-rsid="000e2a9f"/>
    </style:style>
    <style:style style:name="P3" style:family="paragraph" style:parent-style-name="Standard">
      <style:text-properties officeooo:rsid="000eada5" officeooo:paragraph-rsid="000ea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RK ate SQUID ate FISH</text:p>
      <text:p text:style-name="P1"/>
      <text:p text:style-name="P1">SHARK is a fork of Squid ate FISH</text:p>
      <text:p text:style-name="P1"/>
      <text:p text:style-name="P1">SHARK aims to go in the direction FISH was going before it got eaten by Squid. Features all your old fishy favourites as well as a multitude of new ships</text:p>
      <text:p text:style-name="P1"/>
      <text:p text:style-name="P3">Ships have always been a bit neglected in OpenTTD</text:p>
      <text:p text:style-name="P1"/>
      <text:p text:style-name="P1"/>
      <text:p text:style-name="P2">We all know and love FISH, right? It’s been in every single one of my games since it was introduced over a decade ago. Then Squid came along with more polish and new features, but with the unfortunate removal of things such as modern ferries and river barges. </text:p>
      <text:p text:style-name="P2"/>
      <text:p text:style-name="P3">So ever since then I’ve been combining Squid with older versions of FISH as well as other ship sets but each of them h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6:33:35.043000000</meta:creation-date>
    <dc:date>2021-09-13T01:15:15.667000000</dc:date>
    <meta:editing-duration>PT2H31M6S</meta:editing-duration>
    <meta:editing-cycles>1</meta:editing-cycles>
    <meta:document-statistic meta:table-count="0" meta:image-count="0" meta:object-count="0" meta:page-count="1" meta:paragraph-count="6" meta:word-count="124" meta:character-count="638" meta:non-whitespace-character-count="519"/>
    <meta:generator>LibreOffice/7.0.3.1$Windows_X86_64 LibreOffice_project/d7547858d014d4cf69878db179d326fc3483e082</meta:generator>
  </office:meta>
</office:document-meta>
</file>